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2dd1a1"/>
    </style:style>
    <style:style style:name="P2" style:family="paragraph" style:parent-style-name="Standard">
      <style:text-properties fo:font-weight="bold" officeooo:rsid="002dd1a1" officeooo:paragraph-rsid="002dd1a1" style:font-weight-asian="bold" style:font-weight-complex="bold"/>
    </style:style>
    <style:style style:name="P3" style:family="paragraph" style:parent-style-name="Standard">
      <style:text-properties fo:font-weight="bold" officeooo:rsid="0030ba90" officeooo:paragraph-rsid="0030ba90" style:font-weight-asian="bold" style:font-weight-complex="bold"/>
    </style:style>
    <style:style style:name="P4" style:family="paragraph" style:parent-style-name="Standard">
      <style:text-properties fo:font-weight="bold" officeooo:rsid="00352078" officeooo:paragraph-rsid="00352078" style:font-weight-asian="bold" style:font-weight-complex="bold"/>
    </style:style>
    <style:style style:name="P5" style:family="paragraph" style:parent-style-name="Standard">
      <style:text-properties officeooo:paragraph-rsid="00352078"/>
    </style:style>
    <style:style style:name="P6" style:family="paragraph" style:parent-style-name="Standard">
      <style:paragraph-properties fo:margin-left="0.4925in" fo:margin-right="0in" fo:text-indent="0in" style:auto-text-indent="false"/>
      <style:text-properties officeooo:paragraph-rsid="002dd1a1"/>
    </style:style>
    <style:style style:name="P7" style:family="paragraph" style:parent-style-name="Standard">
      <style:paragraph-properties fo:margin-left="0.4925in" fo:margin-right="0in" fo:text-indent="0in" style:auto-text-indent="false"/>
      <style:text-properties fo:font-weight="bold" officeooo:rsid="0030ba90" officeooo:paragraph-rsid="0030ba90" style:font-weight-asian="bold" style:font-weight-complex="bold"/>
    </style:style>
    <style:style style:name="P8" style:family="paragraph" style:parent-style-name="Standard">
      <style:paragraph-properties fo:margin-left="0.4925in" fo:margin-right="0in" fo:text-indent="0in" style:auto-text-indent="false"/>
      <style:text-properties officeooo:paragraph-rsid="00352078"/>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paragraph-properties fo:margin-left="0.4925in" fo:margin-right="0in" fo:text-indent="0in" style:auto-text-indent="false"/>
      <style:text-properties officeooo:rsid="002f4b16" officeooo:paragraph-rsid="002f4b16"/>
    </style:style>
    <style:style style:name="P11" style:family="paragraph" style:parent-style-name="Text_20_body">
      <style:paragraph-properties fo:margin-left="0.4925in" fo:margin-right="0in" fo:text-indent="0in" style:auto-text-indent="false"/>
      <style:text-properties officeooo:rsid="002f97ac" officeooo:paragraph-rsid="002f97ac"/>
    </style:style>
    <style:style style:name="P12" style:family="paragraph" style:parent-style-name="Text_20_body">
      <style:paragraph-properties fo:margin-left="0.4925in" fo:margin-right="0in" fo:text-indent="0in" style:auto-text-indent="false"/>
      <style:text-properties officeooo:rsid="0032948f" officeooo:paragraph-rsid="0032948f"/>
    </style:style>
    <style:style style:name="P13" style:family="paragraph" style:parent-style-name="Text_20_body">
      <style:paragraph-properties fo:margin-left="0.9846in" fo:margin-right="0in" fo:text-indent="0in" style:auto-text-indent="false"/>
    </style:style>
    <style:style style:name="P14" style:family="paragraph" style:parent-style-name="Text_20_body">
      <style:paragraph-properties fo:margin-left="0.9846in" fo:margin-right="0in" fo:text-indent="0in" style:auto-text-indent="false"/>
      <style:text-properties officeooo:paragraph-rsid="002dd1a1"/>
    </style:style>
    <style:style style:name="P15" style:family="paragraph" style:parent-style-name="Text_20_body">
      <style:paragraph-properties fo:margin-left="0.9846in" fo:margin-right="0in" fo:text-indent="0in" style:auto-text-indent="false"/>
      <style:text-properties officeooo:rsid="0032948f" officeooo:paragraph-rsid="0032948f"/>
    </style:style>
    <style:style style:name="P16" style:family="paragraph" style:parent-style-name="Text_20_body">
      <style:paragraph-properties fo:margin-left="0.9846in" fo:margin-right="0in" fo:text-indent="0in" style:auto-text-indent="false"/>
      <style:text-properties officeooo:rsid="00352078" officeooo:paragraph-rsid="00352078"/>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Heading_20_2">
      <style:paragraph-properties fo:text-align="center" style:justify-single-word="false"/>
      <style:text-properties officeooo:rsid="002dd1a1" officeooo:paragraph-rsid="00346156"/>
    </style:style>
    <style:style style:name="T1" style:family="text">
      <style:text-properties officeooo:rsid="002dd1a1"/>
    </style:style>
    <style:style style:name="T2" style:family="text">
      <style:text-properties fo:font-size="18pt" style:font-size-asian="18pt" style:font-size-complex="18pt"/>
    </style:style>
    <style:style style:name="T3" style:family="text">
      <style:text-properties fo:font-size="18pt" officeooo:rsid="00346156" style:font-size-asian="18pt" style:font-size-complex="18pt"/>
    </style:style>
    <style:style style:name="T4" style:family="text">
      <style:text-properties fo:font-size="18pt" officeooo:rsid="003751b5" style:font-size-asian="18pt" style:font-size-complex="18pt"/>
    </style:style>
    <style:style style:name="T5" style:family="text">
      <style:text-properties fo:font-variant="normal" fo:text-transform="none" fo:color="#222222" fo:letter-spacing="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032948f" style:font-weight-asian="normal" style:font-weight-complex="normal"/>
    </style:style>
    <style:style style:name="T10" style:family="text">
      <style:text-properties officeooo:rsid="002f97ac"/>
    </style:style>
    <style:style style:name="T11" style:family="text">
      <style:text-properties officeooo:rsid="0030ba90"/>
    </style:style>
    <style:style style:name="T12" style:family="text">
      <style:text-properties officeooo:rsid="0032948f"/>
    </style:style>
    <style:style style:name="T13" style:family="text">
      <style:text-properties officeooo:rsid="00352078"/>
    </style:style>
    <style:style style:name="T14" style:family="text">
      <style:text-properties fo:font-size="14pt" officeooo:rsid="002dd1a1"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text:span text:style-name="T2">Supplement to </text:span><text:span text:style-name="T4">Hermetically Sealed S</text:span><text:span text:style-name="T3">ystem #4</text:span></text:h>
      <text:p text:style-name="P17">Follow<text:span text:style-name="T1"> Moroni’s Promise to know</text:span></text:p>
      <text:p text:style-name="P17">that the Book of Mormon is true</text:p>
      <text:p text:style-name="Standard"/>
      <text:p text:style-name="P2">Did you feel good or peaceful? <text:s/>Did you pray with a sincere heart? <text:s/>Did you pray with real intent? <text:s/>With faith in Christ? <text:s/>Did you ponder on the mercy of God first? <text:s/>Did you read the Bible first? <text:span text:style-name="T8">(implied by verse 3)</text:span></text:p>
      <text:p text:style-name="P1"/>
      <text:p text:style-name="P6"><text:a xlink:type="simple" xlink:href="https://www.lds.org/scriptures/bofm/moro/10.3-5?lang=eng" text:style-name="Internet_20_link" text:visited-style-name="Visited_20_Internet_20_Link"><text:span text:style-name="T1">Moroni 10:3</text:span></text:a><text:a xlink:type="simple" xlink:href="https://www.lds.org/scriptures/bofm/moro/10.3-5?lang=eng" text:style-name="Internet_20_link" text:visited-style-name="Visited_20_Internet_20_Link"><text:span text:style-name="T5">–</text:span></text:a><text:a xlink:type="simple" xlink:href="https://www.lds.org/scriptures/bofm/moro/10.3-5?lang=eng" text:style-name="Internet_20_link" text:visited-style-name="Visited_20_Internet_20_Link"><text:span text:style-name="T1">5</text:span></text:a></text:p>
      <text:p text:style-name="P6"/>
      <text:p text:style-name="P14">3 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text:p>
      <text:p text:style-name="P13">4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text:p>
      <text:p text:style-name="P13">5 And by the power of the Holy Ghost ye may know the truth of all things.</text:p>
      <text:p text:style-name="P4">Why would God answer when you took not thought except to ask.</text:p>
      <text:p text:style-name="P5"/>
      <text:p text:style-name="P8"><text:a xlink:type="simple" xlink:href="https://www.lds.org/scriptures/dc-testament/dc/9.7?lang=eng" text:style-name="Internet_20_link" text:visited-style-name="Visited_20_Internet_20_Link"><text:span text:style-name="T13">Doctrine &amp; Covenants 9:7</text:span></text:a></text:p>
      <text:p text:style-name="P8"/>
      <text:p text:style-name="P16">7 Behold, you have not understood; you have supposed that I would give it unto you, when you took no thought save it was to ask me.</text:p>
      <text:p text:style-name="P3"><text:span text:style-name="T13">Have you prayed tens or hundreds of times? <text:s/></text:span>Keep trying!! God will answer your prayer! <text:s/><text:span text:style-name="T12">May take many years.</text:span></text:p>
      <text:p text:style-name="P3"/>
      <text:p text:style-name="P12"><text:a xlink:type="simple" xlink:href="https://www.reddit.com/r/lds/comments/11vdfq/investigator_here_i_keep_praying_but_i_cant_get/" text:style-name="Internet_20_link" text:visited-style-name="Visited_20_Internet_20_Link">lds subreddit</text:a></text:p>
      <text:p text:style-name="P15">I've gone to church the last two Sundays and I think it's fantastic. I really like a lot of the ideals of the church. I'm already living by the word of wisdom, and I'm following the commandments, and reading the scriptures, and I'm praying. I keep waiting for an answer, anything. But I'm not getting a thing. <text:span text:style-name="T6">The missionaries say to keep </text:span><text:soft-page-break/><text:span text:style-name="T6">praying, and to pray with more specific questions</text:span>, but no matter what I try I'm just not getting any answers.</text:p>
      <text:p text:style-name="P12"><text:a xlink:type="simple" xlink:href="https://www.reddit.com/r/lds/comments/11vdfq/investigator_here_i_keep_praying_but_i_cant_get/c6pyb05/" text:style-name="Internet_20_link" text:visited-style-name="Visited_20_Internet_20_Link">lds subreddit</text:a></text:p>
      <text:p text:style-name="P13"><text:span text:style-name="T11">If you keep trying, things will only get better. Keep pushing forward and remember; the amount of effort you give is more important than the amount of success…. </text:span>Don't stop praying and have patience.</text:p>
      <text:p text:style-name="P7"><text:a xlink:type="simple" xlink:href="https://www.reddit.com/r/lds/comments/11vdfq/investigator_here_i_keep_praying_but_i_cant_get/c6q0yre/" text:style-name="Internet_20_link" text:visited-style-name="Visited_20_Internet_20_Link"><text:span text:style-name="T9">lds subreddit</text:span></text:a></text:p>
      <text:p text:style-name="P7"/>
      <text:p text:style-name="P13">Keep praying, I didn't get an answer for 15 years...</text:p>
      <text:p text:style-name="P2"/>
      <text:p text:style-name="P2">You’ve <text:span text:style-name="T7">always</text:span> known that it’s true. <text:s/>Stop asking God for a sign.</text:p>
      <text:p text:style-name="Standard"/>
      <text:p text:style-name="P10">“<text:a xlink:type="simple" xlink:href="https://www.lds.org/new-era/2015/09/what-you-knew-in-premortal-life?lang=eng" text:style-name="Internet_20_link" text:visited-style-name="Visited_20_Internet_20_Link">What You Knew in the Premortal Life</text:a>”. New Era. Sep 2015.</text:p>
      <text:p text:style-name="P13"><text:bookmark text:name="p8"/>I can remember sitting in the back row of the chapel as the instructor began teaching about the Prophet Joseph Smith. I’ll never forget it. It was a riveting moment of clarity. I was completely tuned in to the story. As it culminated and the teacher bore testimony, I knew that I knew it was true. I just knew it. But more importantly, I realized that I’d always known it was true; this was just the first time I’d realized it.</text:p>
      <text:p text:style-name="P13"><text:bookmark text:name="p9"/>If you’re trying to gain a testimony of the Church, don’t be tempted to think, like Laman and Lemuel, that “the Lord maketh no such thing[s] known unto [you]” (<text:a xlink:type="simple" xlink:href="https://www.lds.org/scriptures/bofm/1-ne/15.9?lang=eng#8" office:target-frame-name="_blank" xlink:show="new" text:style-name="Internet_20_link" text:visited-style-name="Visited_20_Internet_20_Link">1 Nephi 15:9</text:a>). Don’t think that receiving such a testimony is beyond your reach. These tempting lies could never be true.</text:p>
      <text:p text:style-name="P13"><text:bookmark text:name="p10"/>Gaining a testimony isn’t about learning something new or even finding something that you’ve never known. It’s about understanding your divine identity and remembering the things that you’ve always known to be true.</text:p>
      <text:p text:style-name="P9">“<text:a xlink:type="simple" xlink:href="https://www.lds.org/new-era/2006/06/instant-messages?lang=eng" text:style-name="Internet_20_link" text:visited-style-name="Visited_20_Internet_20_Link"><text:span text:style-name="T10">You’ve always known</text:span></text:a><text:span text:style-name="T10">.” <text:s/>New Era, June 2006.</text:span></text:p>
      <text:p text:style-name="P13"><text:bookmark text:name="p5"/>I believed that Heavenly Father and <text:a xlink:type="simple" xlink:href="http://www.mormon.org/beliefs/jesus-christ" text:style-name="Internet_20_link" text:visited-style-name="Visited_20_Internet_20_Link">Jesus Christ</text:a> had spoken to Joseph Smith when he was 14, so I thought that since I was now 14, Heavenly Father could tell me, too. I didn’t expect a vision, but I believed God would somehow let me know if this was His Church. I decided that as soon as the testimony meeting ended, I would go a <text:soft-page-break/>little ways from the lodge among the trees to kneel and pray as Joseph had.</text:p>
      <text:p text:style-name="P13"><text:bookmark text:name="p6"/>During the meeting, I listened intently to the testimonies, and I recognized that the Spirit was very strong. My sister’s friend stood to bear his testimony. As he said the words, “I know the Church is true and that God lives,” I heard a still, small voice whisper within me: “You know it’s true, too. You’ve always known.” Tears filled my eyes because I knew God had heard my prayer before I had even spoken it.</text:p>
      <text:p text:style-name="P11">“<text:a xlink:type="simple" xlink:href="https://www.lds.org/new-era/1998/02/i-wanted-proof?lang=eng&amp;_r=1" text:style-name="Internet_20_link" text:visited-style-name="Visited_20_Internet_20_Link">I Wanted Proof.</text:a>” New Era, Feb 1998.</text:p>
      <text:p text:style-name="P13">After reading the Book of Mormon, I knelt in prayer. I had a great desire to know of its truth. I hoped it was true, knowing what joy this would bring me. That night I prayed for hours desiring to know. The following nights I continued in my prayers and began to wonder if I would receive a witness.</text:p>
      <text:p text:style-name="P13">My determination in waiting for a witness was a trial of my faith. After many days I came to the realization that I knew the Book of Mormon was true. It came not as a sign or a voice. I knew because in the center of my being I could not deny that it was true. I also knew that God existed and that he is my Heavenly Father, that Jesus Christ is the only begotten son of God.</text:p>
      <text:p text:style-name="P13">This came to me, not as new knowledge, but as a peaceful remembrance of that which I already knew. I did not need a further witness. I had always known the truth. My pride in my own knowledge had caused me to forget my testimony.</text:p>
      <text:p text:style-name="P1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1-31T12:43:58.808234459</dc:date>
    <meta:editing-duration>PT1H12M24S</meta:editing-duration>
    <meta:editing-cycles>30</meta:editing-cycles>
    <meta:generator>LibreOffice/5.2.5.1$Linux_X86_64 LibreOffice_project/20m0$Build-1</meta:generator>
    <meta:document-statistic meta:table-count="0" meta:image-count="0" meta:object-count="0" meta:page-count="3" meta:paragraph-count="30" meta:word-count="938" meta:character-count="4937" meta:non-whitespace-character-count="4021"/>
  </office:meta>
</office:document-meta>
</file>